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3bed" officeooo:paragraph-rsid="003f3b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429d9" officeooo:paragraph-rsid="004429d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53f" officeooo:paragraph-rsid="0043e53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ced8" officeooo:paragraph-rsid="0029ce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ced8" officeooo:paragraph-rsid="00463b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9eb27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429d9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39e27d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44e7cd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43e53f"/>
    </style:style>
    <style:style style:name="P19" style:family="paragraph" style:parent-style-name="Standard" style:list-style-name="L7">
      <style:paragraph-properties fo:text-align="start" style:justify-single-word="false"/>
      <style:text-properties officeooo:paragraph-rsid="0049c1e1"/>
    </style:style>
    <style:style style:name="P20" style:family="paragraph" style:parent-style-name="Standard" style:list-style-name="L8">
      <style:paragraph-properties fo:text-align="start" style:justify-single-word="false"/>
      <style:text-properties officeooo:paragraph-rsid="00463b70"/>
    </style:style>
    <style:style style:name="P21" style:family="paragraph" style:parent-style-name="Standard" style:list-style-name="L9">
      <style:paragraph-properties fo:text-align="start" style:justify-single-word="false"/>
      <style:text-properties officeooo:paragraph-rsid="0043e53f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f3be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3f3bed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48105d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3bed" officeooo:paragraph-rsid="0048105d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105d" officeooo:paragraph-rsid="0048105d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3e53f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3e53f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53f" officeooo:paragraph-rsid="0043e53f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officeooo:rsid="0043e53f" officeooo:paragraph-rsid="0043e53f"/>
    </style:style>
    <style:style style:name="P3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44e7cd" officeooo:paragraph-rsid="0044e7cd"/>
    </style:style>
    <style:style style:name="P35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rsid="0044e7cd" officeooo:paragraph-rsid="0048105d"/>
    </style:style>
    <style:style style:name="P3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weight="normal" officeooo:rsid="00463b70" officeooo:paragraph-rsid="00463b70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26edbf" style:font-size-asian="12pt" style:font-size-complex="12pt"/>
    </style:style>
    <style:style style:name="T8" style:family="text">
      <style:text-properties style:font-name="DejaVu Sans Condensed" fo:font-size="12pt" officeooo:rsid="00463b70" style:font-size-asian="12pt" style:font-size-complex="12pt"/>
    </style:style>
    <style:style style:name="T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543d" style:font-weight-asian="bold" style:font-weight-complex="bold"/>
    </style:style>
    <style:style style:name="T14" style:family="text">
      <style:text-properties fo:font-weight="bold" officeooo:rsid="0039e27d" style:font-weight-asian="bold" style:font-weight-complex="bold"/>
    </style:style>
    <style:style style:name="T15" style:family="text">
      <style:text-properties fo:font-weight="bold" officeooo:rsid="0042111a" style:font-weight-asian="bold" style:font-weight-complex="bold"/>
    </style:style>
    <style:style style:name="T16" style:family="text">
      <style:text-properties fo:font-weight="bold" officeooo:rsid="0042f88a" style:font-weight-asian="bold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3e53f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44e7cd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59369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4429d9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75e39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49c1e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f3bed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4e7cd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3e53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style="normal" fo:font-weight="bold" officeooo:rsid="0043e53f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style="normal" fo:font-weight="bold" officeooo:rsid="00463b7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43e53f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normal" fo:font-weight="normal" officeooo:rsid="00463b7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39e27d"/>
    </style:style>
    <style:style style:name="T41" style:family="text">
      <style:text-properties officeooo:rsid="0041efc0"/>
    </style:style>
    <style:style style:name="T42" style:family="text">
      <style:text-properties officeooo:rsid="00459369"/>
    </style:style>
    <style:style style:name="T43" style:family="text">
      <style:text-properties officeooo:rsid="004b2706"/>
    </style:style>
    <style:style style:name="T44" style:family="text">
      <style:text-properties officeooo:rsid="004b60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0">5</text:span><text:span text:style-name="T31">0</text:span><text:span text:style-name="T30">1</text:span><text:span text:style-name="T26"> - </text:span><text:span text:style-name="T27">A/G </text:span><text:span text:style-name="T28">- </text:span><text:span text:style-name="T32">Pilot - </text:span><text:span text:style-name="T29">Unguided Bombs, Rockets</text:span></text:p>
      <text:p text:style-name="P2"/>
      <text:p text:style-name="P7"><text:span text:style-name="T12">Master Arm</text:span> ... <text:span text:style-name="T12">ON</text:span></text:p>
      <text:p text:style-name="P8"><text:span text:style-name="T13">Display Mode button </text:span>... <text:span text:style-name="T12">A/G </text:span><text:span text:style-name="T13">(Mode dial 4)</text:span><text:span text:style-name="T16">, may take 30 seconds to display symbology</text:span></text:p>
      <text:p text:style-name="P9"/>
      <text:p text:style-name="P6">All</text:p>
      <text:list xml:id="list2121400162" text:style-name="L1">
        <text:list-item>
          <text:p text:style-name="P15"><text:span text:style-name="T23">In </text:span><text:span text:style-name="T24">A/G</text:span><text:span text:style-name="T23"> mode, the TV camera is slaved to the</text:span><text:span text:style-name="T24"> CCIP pipper or the CCRP target designator diamond</text:span><text:span text:style-name="T23">. <text:s/>Set the VDI MODE switch to TV to see the camera view of the target area.</text:span></text:p>
        </text:list-item>
      </text:list>
      <text:p text:style-name="P9"/>
      <text:p text:style-name="P4">Gun strafing</text:p>
      <text:list xml:id="list2972586686" text:style-name="L2">
        <text:list-item>
          <text:p text:style-name="P22"><text:span text:style-name="T12">Weapon Selector</text:span> switch ... <text:span text:style-name="T12">GUN</text:span> (<text:span text:style-name="T12">Dish Hat up/down</text:span>)</text:p>
        </text:list-item>
        <text:list-item>
          <text:p text:style-name="P22"><text:span text:style-name="T14">GUN RATE</text:span><text:span text:style-name="T40"> button ... </text:span><text:span text:style-name="T14">As desired</text:span><text:span text:style-name="T40"> </text:span><text:span text:style-name="T41">(UFC)</text:span></text:p>
        </text:list-item>
        <text:list-item>
          <text:p text:style-name="P23">CCIP pipper should appear when pointing at the ground. <text:s/>Press <text:span text:style-name="T12">Trigger</text:span> to fire.</text:p>
        </text:list-item>
      </text:list>
      <text:p text:style-name="P9"/>
      <text:p text:style-name="P3">CCIP bombing</text:p>
      <text:list xml:id="list4087672623" text:style-name="L3">
        <text:list-item>
          <text:p text:style-name="P31"><text:span text:style-name="T9">Jester</text:span><text:span text:style-name="T10">: </text:span><text:span text:style-name="T2">Air To Ground</text:span><text:span text:style-name="T1">/</text:span><text:span text:style-name="T2">Weapons, </text:span><text:span text:style-name="T3">then go through the settings to</text:span><text:span text:style-name="T1"> select and</text:span><text:span text:style-name="T3"> configure </text:span><text:span text:style-name="T1">bombs </text:span><text:span text:style-name="T3">as needed. <text:s/>Current configuration is shown in the center of the Jester menu wheel.</text:span></text:p>
        </text:list-item>
      </text:list>
      <text:list xml:id="list3650399737" text:style-name="L4">
        <text:list-item>
          <text:list>
            <text:list-item>
              <text:p text:style-name="P34"><text:span text:style-name="T3">Y</text:span><text:span text:style-name="T1">ou need to be in </text:span><text:span text:style-name="T4">CMP/PLT</text:span><text:span text:style-name="T1"> mode for CCIP, use Set Computer Target/Set Computer Pilot to toggle.</text:span></text:p>
            </text:list-item>
            <text:list-item>
              <text:p text:style-name="P26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154254563857542" text:continue-list="list4087672623" text:style-name="L3">
        <text:list-item>
          <text:p text:style-name="P31"><text:span text:style-name="T5">Weapon Selector</text:span><text:span text:style-name="T2"> switch ... </text:span><text:span text:style-name="T5">OFF</text:span><text:span text:style-name="T2"> (</text:span><text:span text:style-name="T5">Dish Hat down</text:span><text:span text:style-name="T2">)</text:span></text:p>
        </text:list-item>
        <text:list-item>
          <text:p text:style-name="P16"><text:span text:style-name="T17">S</text:span><text:span text:style-name="T18">elected stations should show checkerboards in indicators above VDI.</text:span></text:p>
        </text:list-item>
        <text:list-item>
          <text:p text:style-name="P27"><text:span text:style-name="T12">Wing Sweep</text:span> ... <text:span text:style-name="T12">Bomb</text:span> (55 deg) (<text:span text:style-name="T15">shift-</text:span><text:span text:style-name="T12">Top Hat down</text:span>)</text:p>
        </text:list-item>
        <text:list-item>
          <text:p text:style-name="P27">Dive on bomb fall line, put pipper on target.</text:p>
        </text:list-item>
        <text:list-item>
          <text:p text:style-name="P27">Press <text:span text:style-name="T12">Red Button</text:span> to drop.</text:p>
        </text:list-item>
      </text:list>
      <text:p text:style-name="P10"/>
      <text:p text:style-name="P12"><text:span text:style-name="T7">C</text:span><text:span text:style-name="T6">CRP bombing</text:span><text:span text:style-name="T8"> with visual designation</text:span></text:p>
      <text:list xml:id="list3839272686" text:style-name="L5">
        <text:list-item>
          <text:p text:style-name="P32"><text:span text:style-name="T9">Jester</text:span><text:span text:style-name="T10">: </text:span><text:span text:style-name="T2">Air To Ground</text:span><text:span text:style-name="T1">/</text:span><text:span text:style-name="T2">Weapons, </text:span><text:span text:style-name="T3">then go through the settings to </text:span><text:span text:style-name="T1">select and </text:span><text:span text:style-name="T3">configure </text:span><text:span text:style-name="T1">bombs </text:span><text:span text:style-name="T3">as needed. <text:s/>Current configuration is shown in the center of the Jester menu wheel.</text:span></text:p>
        </text:list-item>
      </text:list>
      <text:list xml:id="list2465830649" text:style-name="L6">
        <text:list-item>
          <text:list>
            <text:list-item>
              <text:p text:style-name="P17"><text:span text:style-name="T20">You need to be in </text:span><text:span text:style-name="T33">CMP/</text:span><text:span text:style-name="T34">TGT</text:span><text:span text:style-name="T21"> </text:span><text:span text:style-name="T20">mode for CC</text:span><text:span text:style-name="T21">R</text:span><text:span text:style-name="T20">P, use Set Computer Target/Set Computer Pilot to toggle.</text:span></text:p>
            </text:list-item>
            <text:list-item>
              <text:p text:style-name="P24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154254550740334" text:continue-list="list3839272686" text:style-name="L5">
        <text:list-item>
          <text:p text:style-name="P32"><text:span text:style-name="T5">Weapon Selector</text:span><text:span text:style-name="T2"> switch ... </text:span><text:span text:style-name="T5">OFF</text:span><text:span text:style-name="T2"> (</text:span><text:span text:style-name="T5">Dish Hat down</text:span><text:span text:style-name="T2">)</text:span></text:p>
        </text:list-item>
        <text:list-item>
          <text:p text:style-name="P18"><text:span text:style-name="T17">S</text:span><text:span text:style-name="T18">elected stations should show checkerboards in indicators above VDI.</text:span></text:p>
        </text:list-item>
        <text:list-item>
          <text:p text:style-name="P28"><text:span text:style-name="T12">Wing Sweep</text:span> ... <text:span text:style-name="T12">Bomb</text:span> (55 deg) (<text:span text:style-name="T15">shift-</text:span><text:span text:style-name="T12">Top Hat down</text:span>)</text:p>
        </text:list-item>
        <text:list-item>
          <text:p text:style-name="P30">Press <text:span text:style-name="T12">Middle Finger Hat up/down</text:span> to move target diamond along bomb fall line over the target.</text:p>
        </text:list-item>
        <text:list-item>
          <text:p text:style-name="P30">Press <text:span text:style-name="T12">Middle Finger Hat right</text:span> to lock the target.<text:span text:style-name="T43"> <text:s/>Once locked, it cannot be adjusted</text:span><text:span text:style-name="T44">, only unlocked.</text:span></text:p>
        </text:list-item>
      </text:list>
      <text:list xml:id="list3948218181" text:style-name="L7">
        <text:list-item>
          <text:p text:style-name="P19"><text:span text:style-name="T19">Press </text:span><text:span text:style-name="T35">Middle Finger Hat right</text:span><text:span text:style-name="T19"> </text:span><text:span text:style-name="T25">again to unlock and slave target designator to velocity vector.</text:span></text:p>
        </text:list-item>
      </text:list>
      <text:list xml:id="list154254883102531" text:continue-list="list154254550740334" text:style-name="L5">
        <text:list-item>
          <text:p text:style-name="P30">Fly to get velocity vector lined up on the bomb fall line.</text:p>
        </text:list-item>
        <text:list-item>
          <text:p text:style-name="P30"><text:span text:style-name="T12">Lower Solution Cue</text:span> (short horizontal line) will <text:span text:style-name="T42">start dropping down the bomb fall line.</text:span></text:p>
        </text:list-item>
        <text:list-item>
          <text:p text:style-name="P30">Hold <text:span text:style-name="T12">Red Button</text:span>.</text:p>
        </text:list-item>
        <text:list-item>
          <text:p text:style-name="P18"><text:span text:style-name="T19">Then </text:span><text:span text:style-name="T35">Upper Solution Cue</text:span><text:span text:style-name="T19"> (</text:span><text:span text:style-name="T22">slightly longer</text:span><text:span text:style-name="T19"> horizontal line) will </text:span><text:span text:style-name="T22">start dropping down </text:span><text:span text:style-name="T19">the bomb fall line. <text:s/>Bomb drops when Upper Solution Cue meets velocity vector.</text:span></text:p>
        </text:list-item>
      </text:list>
      <text:p text:style-name="P11"/>
      <text:p text:style-name="P13"><text:span text:style-name="T7">C</text:span><text:span text:style-name="T6">CRP </text:span><text:span text:style-name="T8">toss </text:span><text:span text:style-name="T6">bombing</text:span></text:p>
      <text:list xml:id="list1464353735" text:style-name="L8">
        <text:list-item>
          <text:p text:style-name="P36"><text:span text:style-name="T9">Follow steps above</text:span><text:span text:style-name="T11"> to set up weapons and designate target visually.</text:span></text:p>
        </text:list-item>
        <text:list-item>
          <text:p text:style-name="P20"><text:span text:style-name="T39">When </text:span><text:span text:style-name="T37">Lower Solution Cue</text:span><text:span text:style-name="T39"> starts falling down the bomb fall line, pull up to about 30 degrees, stabilize, and hold </text:span><text:span text:style-name="T37">Red Button</text:span><text:span text:style-name="T39"> until the </text:span><text:span text:style-name="T37">Upper Solution Cue</text:span><text:span text:style-name="T39"> drops down to meet the velocity vector and bombs away.</text:span></text:p>
        </text:list-item>
      </text:list>
      <text:p text:style-name="P1"/>
      <text:p text:style-name="P5">Rockets</text:p>
      <text:list xml:id="list249893264" text:style-name="L9">
        <text:list-item>
          <text:p text:style-name="P21"><text:span text:style-name="T36">Jester</text:span><text:span text:style-name="T38">: </text:span><text:span text:style-name="T18">Air To Ground</text:span><text:span text:style-name="T19">/</text:span><text:span text:style-name="T18">Weapons, </text:span><text:span text:style-name="T20">then go through the settings to</text:span><text:span text:style-name="T19"> select and</text:span><text:span text:style-name="T20"> configure </text:span><text:span text:style-name="T19">rockets </text:span><text:span text:style-name="T20">as needed. <text:s/>Current configuration is shown in the center of the Jester menu wheel.</text:span></text:p>
        </text:list-item>
      </text:list>
      <text:list xml:id="list2668761571" text:style-name="L10">
        <text:list-item>
          <text:list>
            <text:list-item>
              <text:p text:style-name="P35"><text:span text:style-name="T3">Y</text:span><text:span text:style-name="T1">ou need to be in </text:span><text:span text:style-name="T4">CMP/PLT</text:span><text:span text:style-name="T1"> mode for CCIP, use Set Computer Target/Set Computer Pilot to toggle.</text:span></text:p>
            </text:list-item>
            <text:list-item>
              <text:p text:style-name="P25">Note that "Set Ripple Distance" is actually a timing calculated by Jester based on current speed; there is no true ripple distance setting in the F-14.</text:p>
            </text:list-item>
          </text:list>
        </text:list-item>
      </text:list>
      <text:list xml:id="list154254624165241" text:continue-list="list249893264" text:style-name="L9">
        <text:list-item>
          <text:p text:style-name="P33"><text:span text:style-name="T5">Weapon Selector</text:span><text:span text:style-name="T2"> switch ... </text:span><text:span text:style-name="T5">OFF</text:span><text:span text:style-name="T2"> (</text:span><text:span text:style-name="T5">Dish Hat down</text:span><text:span text:style-name="T2">)</text:span></text:p>
        </text:list-item>
        <text:list-item>
          <text:p text:style-name="P21"><text:span text:style-name="T17">S</text:span><text:span text:style-name="T18">elected stations should show checkerboards in indicators above VDI.</text:span></text:p>
        </text:list-item>
        <text:list-item>
          <text:p text:style-name="P29"><text:span text:style-name="T12">Wing Sweep</text:span> ... <text:span text:style-name="T12">Bomb</text:span> (55 deg) (<text:span text:style-name="T15">shift-</text:span><text:span text:style-name="T12">Top Hat down</text:span>)</text:p>
        </text:list-item>
        <text:list-item>
          <text:p text:style-name="P21"><text:span text:style-name="T20">CCIP pipper should appear when pointing at the ground.</text:span><text:span text:style-name="T19"> <text:s/>A diamond appears inside the pipper when you're out of range. <text:s/>When the diamond disappears, p</text:span><text:span text:style-name="T20">ress </text:span><text:span text:style-name="T33">Trigger</text:span><text:span text:style-name="T20"> to fir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18T15:42:52.841000000</dc:date>
    <meta:editing-duration>PT11H34M38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621" meta:character-count="3486" meta:non-whitespace-character-count="2933"/>
  </office:meta>
</office:document-meta>
</file>